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2e285" draw:textarea-horizontal-align="justify" draw:textarea-vertical-align="middle" draw:auto-grow-height="false" fo:min-height="1.75cm" fo:min-width="4.5cm"/>
      <style:paragraph-properties style:writing-mode="lr-tb"/>
    </style:style>
    <style:style style:name="gr2" style:family="graphic" style:parent-style-name="standard" style:list-style-name="L1">
      <style:graphic-properties draw:fill-color="#92e285" draw:textarea-horizontal-align="justify" draw:textarea-vertical-align="middle" draw:auto-grow-height="false" fo:min-height="1.75cm" fo:min-width="4.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4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3.763cm" fo:min-width="0cm"/>
      <style:paragraph-properties style:writing-mode="lr-tb"/>
    </style:style>
    <style:style style:name="gr7" style:family="graphic" style:parent-style-name="objectwithoutfill">
      <style:graphic-properties draw:stroke="dash" draw:stroke-dash="Fine_20_Dashed" draw:marker-end="Triangle_20_unfilled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  <style:paragraph-properties style:writing-mode="lr-tb"/>
    </style:style>
    <style:style style:name="gr9" style:family="graphic" style:parent-style-name="standard">
      <style:graphic-properties svg:stroke-color="#808080" draw:fill-color="#dcdcdc" draw:textarea-horizontal-align="justify" draw:textarea-vertical-align="middle" draw:auto-grow-height="false" fo:min-height="1.75cm" fo:min-width="1.5cm"/>
      <style:paragraph-properties style:writing-mode="lr-tb"/>
    </style:style>
    <style:style style:name="gr10" style:family="graphic" style:parent-style-name="objectwithoutfill">
      <style:graphic-properties svg:stroke-color="#808080" draw:marker-end="Arrow" draw:marker-end-width="0.3cm" draw:fill="solid" draw:textarea-vertical-align="middle"/>
    </style:style>
    <style:style style:name="gr11" style:family="graphic" style:parent-style-name="objectwithoutfill">
      <style:graphic-properties draw:stroke="dash" draw:stroke-dash="Fine_20_Dashed" draw:fill="solid" draw:textarea-vertical-align="middle"/>
    </style:style>
    <style:style style:name="gr12" style:family="graphic" style:parent-style-name="objectwithoutfill">
      <style:graphic-properties draw:marker-start="Arrow" draw:marker-end="Arrow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7.111cm" fo:min-width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3.35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2.371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2.049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4.978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2.845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92e285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-color="#92e285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023f62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paragraph-properties style:writing-mode="lr-tb"/>
      <style:text-properties fo:color="#023f62"/>
    </style:style>
    <style:style style:name="P11" style:family="paragraph">
      <style:text-properties style:text-line-through-style="solid" style:text-line-through-type="single"/>
    </style:style>
    <style:style style:name="P12" style:family="paragraph">
      <loext:graphic-properties draw:fill="none" draw:fill-color="#ffffff"/>
      <style:paragraph-properties style:writing-mode="lr-tb"/>
      <style:text-properties fo:color="#023f62" style:text-line-through-style="solid" style:text-line-through-type="single" fo:font-style="italic" fo:font-weight="normal" style:font-style-asian="italic" style:font-weight-asian="normal" style:font-style-complex="italic" style:font-weight-complex="normal"/>
    </style:style>
    <style:style style:name="P13" style:family="paragraph">
      <loext:graphic-properties draw:fill-color="#dcdcdc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fo:font-size="12pt" style:font-size-asian="12pt" style:font-size-complex="12pt"/>
    </style:style>
    <style:style style:name="P18" style:family="paragraph">
      <style:paragraph-properties fo:margin-left="0cm" fo:margin-right="0cm" fo:margin-top="0cm" fo:margin-bottom="0cm" fo:line-height="100%" fo:text-align="end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96969" fo:font-size="12pt" style:font-size-asian="12pt" style:font-size-complex="12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023f62" fo:font-size="13pt" style:font-size-asian="13pt" style:font-size-complex="13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c9211e" fo:font-size="12pt" style:font-size-asian="12pt" style:font-size-complex="12pt"/>
    </style:style>
    <style:style style:name="T1" style:family="text">
      <style:text-properties fo:color="#023f62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023f62" style:text-line-through-style="solid" style:text-line-through-type="single" fo:font-weight="normal" style:font-weight-asian="normal" style:font-weight-complex="normal"/>
    </style:style>
    <style:style style:name="T4" style:family="text">
      <style:text-properties fo:color="#023f62" style:text-line-through-style="solid" style:text-line-through-type="single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fo:color="#023f62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23f62" fo:font-size="12pt" style:font-size-asian="12pt" style:font-size-complex="12pt"/>
    </style:style>
    <style:style style:name="T8" style:family="text">
      <style:text-properties fo:color="#023f62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2cm" svg:x="10cm" svg:y="4.499cm">
          <text:p text:style-name="P1">Brow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cm" svg:height="2cm" svg:x="35cm" svg:y="4.499cm">
          <text:p text:style-name="P3">Web Serv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95cm" svg:y1="4.999cm" svg:x2="35cm" svg:y2="4.949cm">
          <text:p/>
        </draw:line>
        <draw:line draw:style-name="gr3" draw:text-style-name="P5" draw:layer="layout" svg:x1="35cm" svg:y1="5.925cm" svg:x2="15cm" svg:y2="5.949cm">
          <text:p/>
        </draw:line>
        <draw:frame draw:style-name="gr4" draw:text-style-name="P7" draw:layer="layout" svg:width="3.635cm" svg:height="0.962cm" svg:x="21.35cm" svg:y="3.899cm">
          <draw:text-box>
            <text:p text:style-name="P6"><text:span text:style-name="T1">HTTP GET</text:span></text:p>
          </draw:text-box>
        </draw:frame>
        <draw:frame draw:style-name="gr4" draw:text-style-name="P7" draw:layer="layout" svg:width="5.853cm" svg:height="0.962cm" svg:x="20.215cm" svg:y="6.149cm">
          <draw:text-box>
            <text:p text:style-name="P6"><text:span text:style-name="T1">HTTP RESPONSE</text:span></text:p>
          </draw:text-box>
        </draw:frame>
        <draw:custom-shape draw:style-name="gr5" draw:text-style-name="P1" draw:layer="layout" svg:width="5cm" svg:height="2cm" svg:x="10cm" svg:y="10.499cm">
          <text:p text:style-name="P1">Brow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cm" svg:height="2cm" svg:x="26cm" svg:y="10.499cm">
          <text:p text:style-name="P1">Googl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8cm" svg:height="4.013cm" svg:x="1cm" svg:y="2.995cm">
          <draw:text-box>
            <text:p text:style-name="P8"><text:span text:style-name="T2">Обычное взаимодействие браузера и веб-сервера — HTTP-клиента и HTTP-сервера;</text:span><text:span text:style-name="T2"><text:line-break/></text:span><text:span text:style-name="T2">взаимодествие происходит поверх TCP/IP</text:span></text:p>
          </draw:text-box>
        </draw:frame>
        <draw:custom-shape draw:style-name="gr1" draw:text-style-name="P2" draw:layer="layout" svg:width="5cm" svg:height="2cm" svg:x="10.001cm" svg:y="10.499cm">
          <text:p text:style-name="P1">Brow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" draw:id="id1" draw:layer="layout" svg:width="5cm" svg:height="2cm" svg:x="26.001cm" svg:y="10.499cm">
          <text:p text:style-name="P1">TCP Serv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5.001cm" svg:y1="10.999cm" svg:x2="26cm" svg:y2="10.999cm">
          <text:p/>
        </draw:line>
        <draw:line draw:style-name="gr7" draw:text-style-name="P5" draw:layer="layout" svg:x1="26cm" svg:y1="11.999cm" svg:x2="15.001cm" svg:y2="11.999cm">
          <text:p/>
        </draw:line>
        <draw:frame draw:style-name="gr4" draw:text-style-name="P10" draw:layer="layout" svg:width="3.635cm" svg:height="0.962cm" svg:x="21.201cm" svg:y="9.999cm">
          <draw:text-box>
            <text:p><text:span text:style-name="T1">HTTP GET</text:span></text:p>
          </draw:text-box>
        </draw:frame>
        <draw:frame draw:style-name="gr8" draw:text-style-name="P12" draw:layer="layout" svg:width="5.853cm" svg:height="0.962cm" svg:x="20.116cm" svg:y="12.149cm">
          <draw:text-box>
            <text:p text:style-name="P11"><text:span text:style-name="T3">HTTP </text:span><text:span text:style-name="T4">RESPONSE</text:span></text:p>
          </draw:text-box>
        </draw:frame>
        <draw:custom-shape draw:style-name="gr5" draw:text-style-name="P1" xml:id="id3" draw:id="id3" draw:layer="layout" svg:width="5cm" svg:height="2cm" svg:x="15cm" svg:y="16.499cm">
          <text:p text:style-name="P1">TCP 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cm" svg:height="2cm" svg:x="35cm" svg:y="16.499cm">
          <text:p text:style-name="P1">Web Serv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9.95cm" svg:y1="16.999cm" svg:x2="35cm" svg:y2="16.949cm">
          <text:p/>
        </draw:line>
        <draw:line draw:style-name="gr3" draw:text-style-name="P5" draw:layer="layout" svg:x1="35cm" svg:y1="17.949cm" svg:x2="19.95cm" svg:y2="17.949cm">
          <text:p/>
        </draw:line>
        <draw:frame draw:style-name="gr4" draw:text-style-name="P10" draw:layer="layout" svg:width="3.635cm" svg:height="0.962cm" svg:x="21.4cm" svg:y="15.999cm">
          <draw:text-box>
            <text:p><text:span text:style-name="T1">HTTP GET</text:span></text:p>
          </draw:text-box>
        </draw:frame>
        <draw:frame draw:style-name="gr8" draw:text-style-name="P10" draw:layer="layout" svg:width="5.853cm" svg:height="0.962cm" svg:x="20.315cm" svg:y="18.149cm">
          <draw:text-box>
            <text:p><text:span text:style-name="T1">HTTP RESPONSE</text:span></text:p>
          </draw:text-box>
        </draw:frame>
        <draw:custom-shape draw:style-name="gr1" draw:text-style-name="P2" draw:layer="layout" svg:width="5cm" svg:height="2cm" svg:x="10.002cm" svg:y="22.499cm">
          <text:p text:style-name="P1">Brow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" draw:id="id5" draw:layer="layout" svg:width="5cm" svg:height="2cm" svg:x="26.002cm" svg:y="22.499cm">
          <text:p text:style-name="P3">TCP Serv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5.011cm" svg:y1="22.999cm" svg:x2="26cm" svg:y2="22.999cm">
          <text:p/>
        </draw:line>
        <draw:line draw:style-name="gr3" draw:text-style-name="P5" draw:layer="layout" svg:x1="26cm" svg:y1="23.999cm" svg:x2="15.011cm" svg:y2="23.999cm">
          <text:p/>
        </draw:line>
        <draw:frame draw:style-name="gr4" draw:text-style-name="P10" draw:layer="layout" svg:width="3.635cm" svg:height="0.962cm" svg:x="21.211cm" svg:y="21.999cm">
          <draw:text-box>
            <text:p><text:span text:style-name="T1">HTTP GET</text:span></text:p>
          </draw:text-box>
        </draw:frame>
        <draw:frame draw:style-name="gr8" draw:text-style-name="P10" draw:layer="layout" svg:width="5.853cm" svg:height="0.962cm" svg:x="20.126cm" svg:y="24.149cm">
          <draw:text-box>
            <text:p><text:span text:style-name="T1">HTTP RESPONSE</text:span></text:p>
          </draw:text-box>
        </draw:frame>
        <draw:custom-shape draw:style-name="gr9" draw:text-style-name="P13" xml:id="id2" draw:id="id2" draw:layer="layout" svg:width="2cm" svg:height="2cm" svg:x="27.502cm" svg:y="13.201cm">
          <text:p text:style-name="P1"><text:span text:style-name="T5">Текст </text:span><text:span text:style-name="T5"><text:line-break/></text:span><text:span text:style-name="T5">HTTP </text:span><text:span text:style-name="T5"><text:line-break/></text:span><text:span text:style-name="T5">запроса</text:span><text:span text:style-name="T5"><text:line-break/></text:span><text:span text:style-name="T5">браузер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svg:x1="28.501cm" svg:y1="12.499cm" svg:x2="28.502cm" svg:y2="13.201cm" draw:start-shape="id1" draw:start-glue-point="2" draw:end-shape="id2" draw:end-glue-point="0" svg:d="M28501 12499v351h1v351" svg:viewBox="0 0 2 703">
          <text:p/>
        </draw:connector>
        <draw:connector draw:style-name="gr10" draw:text-style-name="P5" draw:layer="layout" svg:x1="28.502cm" svg:y1="15.201cm" svg:x2="17.5cm" svg:y2="16.499cm" draw:start-shape="id2" draw:start-glue-point="2" draw:end-shape="id3" draw:end-glue-point="0" svg:d="M28502 15201v649h-11002v649" svg:viewBox="0 0 11003 1299">
          <text:p/>
        </draw:connector>
        <draw:custom-shape draw:style-name="gr9" draw:text-style-name="P13" xml:id="id4" draw:id="id4" draw:layer="layout" svg:width="2cm" svg:height="2cm" svg:x="16.5cm" svg:y="19.199cm">
          <text:p text:style-name="P1"><text:span text:style-name="T5">Текст </text:span><text:span text:style-name="T5"><text:line-break/></text:span><text:span text:style-name="T5">HTTP </text:span><text:span text:style-name="T5"><text:line-break/></text:span><text:span text:style-name="T5">ответа </text:span><text:span text:style-name="T5"><text:line-break/></text:span><text:span text:style-name="T5">сервер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svg:x1="17.5cm" svg:y1="18.499cm" svg:x2="17.5cm" svg:y2="19.199cm" draw:start-shape="id3" draw:start-glue-point="2" draw:end-shape="id4" draw:end-glue-point="0" svg:d="M17500 18499v700" svg:viewBox="0 0 1 701">
          <text:p/>
        </draw:connector>
        <draw:line draw:style-name="gr11" draw:text-style-name="P5" draw:layer="layout" svg:x1="22.998cm" svg:y1="3.533cm" svg:x2="23cm" svg:y2="28.499cm">
          <text:p/>
        </draw:line>
        <draw:line draw:style-name="gr11" draw:text-style-name="P5" draw:layer="layout" svg:x1="34cm" svg:y1="2.533cm" svg:x2="34cm" svg:y2="26.499cm">
          <text:p/>
        </draw:line>
        <draw:line draw:style-name="gr11" draw:text-style-name="P5" draw:layer="layout" svg:x1="41cm" svg:y1="2.499cm" svg:x2="41cm" svg:y2="28.449cm">
          <text:p/>
        </draw:line>
        <draw:line draw:style-name="gr11" draw:text-style-name="P5" draw:layer="layout" svg:x1="8.998cm" svg:y1="2.533cm" svg:x2="9cm" svg:y2="28.499cm">
          <text:p/>
        </draw:line>
        <draw:line draw:style-name="gr12" draw:text-style-name="P5" draw:layer="layout" svg:x1="8.998cm" svg:y1="2.999cm" svg:x2="33.998cm" svg:y2="2.999cm">
          <text:p/>
        </draw:line>
        <draw:line draw:style-name="gr12" draw:text-style-name="P5" draw:layer="layout" svg:x1="34cm" svg:y1="2.999cm" svg:x2="40.998cm" svg:y2="2.999cm">
          <text:p/>
        </draw:line>
        <draw:frame draw:style-name="gr13" draw:text-style-name="P14" draw:layer="layout" svg:width="7.885cm" svg:height="1.673cm" svg:x="20.015cm" svg:y="1.861cm">
          <draw:text-box>
            <text:p text:style-name="P6">Локальная машина</text:p>
          </draw:text-box>
        </draw:frame>
        <draw:frame draw:style-name="gr13" draw:text-style-name="P14" draw:layer="layout" svg:width="6.984cm" svg:height="1.673cm" svg:x="34.416cm" svg:y="1.862cm">
          <draw:text-box>
            <text:p text:style-name="P6">Удаленный сервер</text:p>
          </draw:text-box>
        </draw:frame>
        <draw:line draw:style-name="gr12" draw:text-style-name="P5" draw:layer="layout" svg:x1="8.998cm" svg:y1="27.499cm" svg:x2="23cm" svg:y2="27.499cm">
          <text:p/>
        </draw:line>
        <draw:line draw:style-name="gr12" draw:text-style-name="P5" draw:layer="layout" svg:x1="23cm" svg:y1="27.499cm" svg:x2="41cm" svg:y2="27.499cm">
          <text:p/>
        </draw:line>
        <draw:frame draw:style-name="gr14" draw:text-style-name="P15" draw:layer="layout" svg:width="8cm" svg:height="7.361cm" svg:x="1cm" svg:y="8.022cm">
          <draw:text-box>
            <text:p text:style-name="P8"><text:span text:style-name="T2">1. Делаем запрос из браузера к собственному TCP серверу (модифицировав сервер из предыдущих заданий), </text:span><text:span text:style-name="T2"><text:line-break/></text:span><text:span text:style-name="T2">сохраняем текст запроса</text:span><text:span text:style-name="T2"><text:line-break/></text:span><text:span text:style-name="T5">(браузер не отобразит ничего, если сервер не пошлет ему ответ)</text:span></text:p>
          </draw:text-box>
        </draw:frame>
        <draw:frame draw:style-name="gr15" draw:text-style-name="P17" draw:layer="layout" svg:width="4.5cm" svg:height="3.6cm" svg:x="29.5cm" svg:y="12.399cm">
          <draw:text-box>
            <text:p text:style-name="P16"><text:span text:style-name="T6">Текст запроса, полученного от браузера, выводим на экран или сохраняем в текстовом файле</text:span></text:p>
          </draw:text-box>
        </draw:frame>
        <draw:frame draw:style-name="gr16" draw:text-style-name="P19" draw:layer="layout" svg:width="8.4cm" svg:height="2.621cm" svg:x="9.1cm" svg:y="14.039cm">
          <draw:text-box>
            <text:p text:style-name="P18"><text:span text:style-name="T6">С помощью TCP клиента отправляем запрос на внешний веб-сервер </text:span><text:span text:style-name="T6"><text:line-break/></text:span><text:span text:style-name="T6">(т</text:span><text:span text:style-name="T7">екст запроса необходимо модифицировать)</text:span></text:p>
          </draw:text-box>
        </draw:frame>
        <draw:frame draw:style-name="gr17" draw:text-style-name="P20" draw:layer="layout" svg:width="6.9cm" svg:height="2.299cm" svg:x="9.3cm" svg:y="19cm">
          <draw:text-box>
            <text:p text:style-name="P18"><text:span text:style-name="T8">Полученный от сервера ответ выводим на экран или сохраняем в текстовом файле</text:span></text:p>
          </draw:text-box>
        </draw:frame>
        <draw:frame draw:style-name="gr18" draw:text-style-name="P15" draw:layer="layout" svg:width="8cm" svg:height="5.228cm" svg:x="1cm" svg:y="15.088cm">
          <draw:text-box>
            <text:p text:style-name="P8"><text:span text:style-name="T2">2. Делаем запрос из <text:s/>собственного TCP-клиента, используя текст, полученный на предыдущем этапе, </text:span><text:span text:style-name="T2"><text:line-break/></text:span><text:span text:style-name="T2">сохраняем текст ответа сервера</text:span></text:p>
          </draw:text-box>
        </draw:frame>
        <draw:connector draw:style-name="gr10" draw:text-style-name="P5" draw:layer="layout" svg:x1="17.5cm" svg:y1="21.199cm" svg:x2="28.502cm" svg:y2="22.499cm" draw:start-shape="id4" draw:start-glue-point="2" draw:end-shape="id5" draw:end-glue-point="0" svg:d="M17500 21199v650h11002v650" svg:viewBox="0 0 11003 1301">
          <text:p/>
        </draw:connector>
        <draw:frame draw:style-name="gr18" draw:text-style-name="P15" draw:layer="layout" svg:width="8cm" svg:height="5.228cm" svg:x="1cm" svg:y="21.799cm">
          <draw:text-box>
            <text:p text:style-name="P8"><text:span text:style-name="T2">3. Делаем запрос из браузера к собственному TCP-серверу, возвращая браузеру текст, полученный на предыдущем этапе;</text:span><text:span text:style-name="T2"><text:line-break/></text:span><text:span text:style-name="T2">ответ должен корректно отобразиться в браузере</text:span></text:p>
          </draw:text-box>
        </draw:frame>
        <draw:frame draw:style-name="gr19" draw:text-style-name="P21" draw:layer="layout" svg:width="3.1cm" svg:height="3.095cm" svg:x="31cm" svg:y="22.02cm">
          <draw:text-box>
            <text:p text:style-name="P16"><text:span text:style-name="T6">С помощью TCP сервера формируем браузеру ответ на его запрос</text:span></text:p>
          </draw:text-box>
        </draw:frame>
        <draw:frame draw:style-name="gr13" draw:text-style-name="P14" draw:layer="layout" svg:width="7.885cm" svg:height="1.673cm" svg:x="15.1cm" svg:y="26.4cm">
          <draw:text-box>
            <text:p text:style-name="P6">Клиент</text:p>
          </draw:text-box>
        </draw:frame>
        <draw:frame draw:style-name="gr13" draw:text-style-name="P14" draw:layer="layout" svg:width="7.885cm" svg:height="1.673cm" svg:x="31.101cm" svg:y="26.401cm">
          <draw:text-box>
            <text:p text:style-name="P6">Сервер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exander Lykoshin</meta:initial-creator>
    <meta:creation-date>2020-06-09T08:59:00.684501292</meta:creation-date>
    <dc:date>2020-06-09T10:11:51.624665151</dc:date>
    <dc:creator>Alexander Lykoshin</dc:creator>
    <meta:editing-duration>PT9M44S</meta:editing-duration>
    <meta:editing-cycles>6</meta:editing-cycles>
    <meta:generator>LibreOffice/6.4.3.2$Linux_X86_64 LibreOffice_project/40$Build-2</meta:generator>
    <meta:document-statistic meta:object-count="52"/>
  </office:meta>
</office:document-meta>
</file>